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style:text-underline-style="none" fo:font-weight="normal" style:font-weight-asian="normal"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he Zodiac was a notorious serial murderer from the greater San Francisco area during the 1960’s and 70’s. <text:s/>The Zodiac was confirmed to have seven victims with five left dead, and claimed to have killed dozens more. <text:s/>He is most well remembered for threatening to blow up school buses full of children, skillful manipulation of the media, and of most interest to us, for his <text:s/>taunting of the police and public with letters and ciphers. <text:s/><text:line-break/><text:tab/>On July 31, 1969, less than a month after the Zodiac’s attack on Mike Mageau and his third <text:s text:c="3"/>confirmed murder of Darlene Ferrin, the Zodiac submitted his first cipher. <text:s/>It was sent to the Vallejo Times Herald, the San Francisco Chronicle, and the San Francisco Examiner in three equal parts with no obvious distinction as to which order they were to be read. <text:s/>Along with each part of the cipher were near identical hand-written letters threatening to kill a dozen people in a weekend-long rampage, if his cipher was not printed on the front page of the very next newspaper edition. <text:s/>Each portion of the cipher was eventually published, though not all initially on the front pages and not all on the requested date. <text:s/><text:line-break/><text:tab/>The combined cipher was 17 characters across, and 24 characters long for a total of 408 characters. <text:s/>Although code breakers from the FBI, NSA, CIA, and Naval Intelligence all tried to solve the cipher, it was Donald Harden, a forty one year old high school history teacher, and his wife Betty Harden, who finally cracked it. <text:s/>In addition to some prior knowledge of some basic code breaking techniques, Harden was able to solve the cipher by making a very insightful and very lucky assumption that the coded message began with “I like killing”. <text:s/>Harden also made a number of other basic assumptions as well. <text:s/>Namely that it was a homophonic cipher (one letter being potentially represented by many symbols) and that the message read from left to right and top to bottom like a book. <text:s/><text:line-break/><text:tab/>The Zodiac’s second cipher was received on November 8th, 1969 by the San Francisco Chronicle. <text:s/>The cipher came less than one month after the Zodiac’s fifth and final confirmed murder, of cab driver Paul Stine. <text:s/>Contained in the envelope with the cipher were a greeting card and a bloody piece of Paul Stine’s shirt taken from the scene of his murder. <text:s/>This second cipher was again 17 characters across, but only 20 characters long, resulting in 340 characters total (68 characters less than the previous cipher). <text:s/>In addition, this new 340 cipher had 63 unique symbols, more than the previous. <text:s/>The combination of more unique symbols and a shorter message gave this cipher a much higher degree of difficulty. <text:s/><text:line-break/><text:tab/>Although the Zodiac sent three more ciphers to the news papers, the third and forth are very short and therefore no conclusive analysis can yet be done on them. <text:s/>Also, author of the books <text:span text:style-name="T1">Zodiac</text:span> and <text:span text:style-name="T3">Zodiac Unmasked</text:span><text:span text:style-name="T5">,</text:span> Robert Graysmith, claimed to have solved the 340 cipher. <text:s/>However, it is our belief that even though his solution is the best to date, it is not a complete, a correct, nor a satisfactory solution. <text:s/>We have worked to solve this cipher once and for a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meta:initial-creator>Russell Yermal</meta:initial-creator>
    <meta:creation-date>2007-11-28T23:36:40</meta:creation-date>
    <dc:creator>Russell Yermal</dc:creator>
    <dc:date>2007-11-29T00:00:18</dc:date>
    <dc:language>en-US</dc:language>
    <meta:editing-cycles>3</meta:editing-cycles>
    <meta:editing-duration>PT23M38S</meta:editing-duration>
    <meta:user-defined meta:name="Info 1"/>
    <meta:user-defined meta:name="Info 2"/>
    <meta:user-defined meta:name="Info 3"/>
    <meta:user-defined meta:name="Info 4"/>
    <meta:document-statistic meta:table-count="0" meta:image-count="0" meta:object-count="0" meta:page-count="1" meta:paragraph-count="1" meta:word-count="541" meta:character-count="3122"/>
  </office:meta>
</office:document-meta>
</file>